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1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weight-asian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tglied</text:p>
          </table:table-cell>
          <table:table-cell table:style-name="ce1" office:value-type="string" calcext:value-type="string">
            <text:p>Ergebnisse</text:p>
          </table:table-cell>
        </table:table-row>
        <table:table-row table:style-name="ro1">
          <table:table-cell table:style-name="ce2" office:value-type="date" office:date-value="2014-03-05" calcext:value-type="date" table:number-columns-spanned="1" table:number-rows-spanned="3">
            <text:p>05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06" calcext:value-type="date" table:number-columns-spanned="1" table:number-rows-spanned="3">
            <text:p>06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4" office:value-type="date" office:date-value="2014-03-07" calcext:value-type="date">
            <text:p>07.03.14</text:p>
          </table:covered-table-cell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4" office:value-type="date" office:date-value="2014-03-08" calcext:value-type="date">
            <text:p>08.03.14</text:p>
          </table:covered-table-cell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07" calcext:value-type="date" table:number-columns-spanned="1" table:number-rows-spanned="3">
            <text:p>07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25" calcext:value-type="date" table:number-columns-spanned="1" table:number-rows-spanned="3">
            <text:p>25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27" calcext:value-type="date" table:number-columns-spanned="1" table:number-rows-spanned="3">
            <text:p>27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28" calcext:value-type="date" table:number-columns-spanned="1" table:number-rows-spanned="3">
            <text:p>28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06" calcext:value-type="date" table:number-columns-spanned="1" table:number-rows-spanned="3">
            <text:p>06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08" calcext:value-type="date" table:number-columns-spanned="1" table:number-rows-spanned="3">
            <text:p>08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09" calcext:value-type="date" table:number-columns-spanned="1" table:number-rows-spanned="3">
            <text:p>09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27" calcext:value-type="date" table:number-columns-spanned="1" table:number-rows-spanned="3">
            <text:p>27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28" calcext:value-type="date" table:number-columns-spanned="1" table:number-rows-spanned="3">
            <text:p>28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number-columns-spanned="1" table:number-rows-spanned="3"/>
          <table:table-cell table:number-columns-repeated="2"/>
        </table:table-row>
        <table:table-row table:style-name="ro1">
          <table:covered-table-cell/>
          <table:table-cell table:number-columns-repeated="2"/>
        </table:table-row>
        <table:table-row table:style-name="ro1">
          <table:covered-table-cell/>
          <table:table-cell table:number-columns-repeated="2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.00.0000</text:date>, <text:time style:data-style-name="N2" text:time-value="13:30:36.6553588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3:13:31.347532137</meta:creation-date>
    <dc:date>2014-06-01T13:36:21.308191403</dc:date>
    <meta:editing-duration>PT4M6S</meta:editing-duration>
    <meta:editing-cycles>4</meta:editing-cycles>
    <meta:generator>LibreOffice/4.2.4.2$Linux_X86_64 LibreOffice_project/420$Build-2</meta:generator>
    <meta:document-statistic meta:table-count="1" meta:cell-count="49" meta:object-count="0"/>
  </office:meta>
</office:document-meta>
</file>